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2" text:anchor-type="page" text:anchor-page-number="1" svg:x="139.26mm" svg:y="220.5mm" svg:width="63.5mm" svg:height="72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73.25mm" svg:y="220.5mm" svg:width="63.5mm" svg:height="72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7.25mm" svg:y="220.5mm" svg:width="63.5mm" svg:height="72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39.26mm" svg:y="148.5mm" svg:width="63.5mm" svg:height="72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73.25mm" svg:y="148.5mm" svg:width="63.5mm" svg:height="72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7.25mm" svg:y="148.5mm" svg:width="63.5mm" svg:height="72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39.26mm" svg:y="76.5mm" svg:width="63.5mm" svg:height="72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73.25mm" svg:y="76.5mm" svg:width="63.5mm" svg:height="72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7.25mm" svg:y="76.5mm" svg:width="63.5mm" svg:height="72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39.26mm" svg:y="4.5mm" svg:width="63.5mm" svg:height="72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73.25mm" svg:y="4.5mm" svg:width="63.5mm" svg:height="72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7.25mm" svg:y="4.5mm" svg:width="63.5mm" svg:height="72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3.5mm" svg:height="72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4.5mm" fo:margin-bottom="0mm" fo:margin-left="7.25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5T16:09:02.919000000</meta:creation-date>
    <meta:editing-cycles>1</meta:editing-cycles>
    <meta:editing-duration>PT3M44S</meta:editing-duration>
    <dc:title>Rayfilm 0420</dc:title>
    <dc:date>2022-08-25T16:12:41.586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